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lack-Lato" svg:font-family="Slack-Lato, appleLogo, sans-serif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c56d5" officeooo:paragraph-rsid="001c56d5"/>
    </style:style>
    <style:style style:name="P2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rsid="001f3380" officeooo:paragraph-rsid="001f3380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paragraph-rsid="00396a0a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rsid="001f3380" officeooo:paragraph-rsid="00390541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rsid="00390541" officeooo:paragraph-rsid="00390541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fo:letter-spacing="normal" officeooo:paragraph-rsid="00390a63"/>
    </style:style>
    <style:style style:name="P7" style:family="paragraph" style:parent-style-name="Text_20_body">
      <style:text-properties officeooo:paragraph-rsid="002aa1fb"/>
    </style:style>
    <style:style style:name="P8" style:family="paragraph" style:parent-style-name="Text_20_body">
      <style:text-properties officeooo:paragraph-rsid="002c4800"/>
    </style:style>
    <style:style style:name="P9" style:family="paragraph" style:parent-style-name="Text_20_body">
      <style:text-properties officeooo:paragraph-rsid="002c67dc"/>
    </style:style>
    <style:style style:name="P10" style:family="paragraph" style:parent-style-name="Text_20_body">
      <style:text-properties officeooo:paragraph-rsid="002cde9b"/>
    </style:style>
    <style:style style:name="P11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rsid="003b4945" officeooo:paragraph-rsid="003b4945" style:font-weight-asian="normal" style:font-weight-complex="normal"/>
    </style:style>
    <style:style style:name="P12" style:family="paragraph" style:parent-style-name="Preformatted_20_Text">
      <style:paragraph-properties fo:margin-top="0.106cm" fo:margin-bottom="0.106cm" loext:contextual-spacing="false" fo:padding="0cm" fo:border="none"/>
    </style:style>
    <style:style style:name="P13" style:family="paragraph" style:parent-style-name="Preformatted_20_Text">
      <style:paragraph-properties fo:margin-top="0.106cm" fo:margin-bottom="0.106cm" loext:contextual-spacing="false" fo:padding="0cm" fo:border="none"/>
      <style:text-properties fo:font-size="11pt" officeooo:rsid="003be642" officeooo:paragraph-rsid="003be642" style:font-size-asian="11pt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rsid="001c56d5" officeooo:paragraph-rsid="001c56d5" style:font-weight-asian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rsid="001f3380" officeooo:paragraph-rsid="001f3380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rsid="00334b55" officeooo:paragraph-rsid="00334b55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rsid="00390541" officeooo:paragraph-rsid="00390541" style:font-weight-asian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rsid="00390a63" officeooo:paragraph-rsid="00390a63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paragraph-rsid="00390a63" style:font-weight-asian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paragraph-rsid="00396a0a" style:font-weight-asian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rsid="00396a0a" officeooo:paragraph-rsid="00396a0a" style:font-weight-asian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normal" officeooo:rsid="003b4945" officeooo:paragraph-rsid="003b4945" style:font-weight-asian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style:font-name="Slack-Lato" fo:font-size="11.25pt" fo:letter-spacing="normal" fo:font-style="normal" fo:font-weight="bold" officeooo:rsid="00334b55" officeooo:paragraph-rsid="00334b55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d1c1d" fo:letter-spacing="normal" officeooo:paragraph-rsid="003b4945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155cc" style:text-line-through-style="none" style:text-line-through-type="none" style:font-name="Arial" fo:font-size="12pt" fo:letter-spacing="normal" fo:font-style="normal" style:text-underline-style="none" fo:font-weight="normal" officeooo:rsid="001f3380" officeooo:paragraph-rsid="001c56d5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color="#1d1c1d" style:text-line-through-style="none" style:text-line-through-type="none" style:text-underline-style="none" fo:font-weight="bold" style:text-blinking="false" fo:background-color="transparent" loext:char-shading-value="0" style:font-weight-asian="normal" style:font-weight-complex="normal"/>
    </style:style>
    <style:style style:name="T2" style:family="text">
      <style:text-properties style:font-name="Slack-Lato" fo:font-size="11.25pt" fo:font-style="normal" fo:font-weight="normal"/>
    </style:style>
    <style:style style:name="T3" style:family="text">
      <style:text-properties style:font-name="Slack-Lato" fo:font-size="11.25pt" fo:font-style="normal" fo:font-weight="normal" style:font-weight-asian="normal" style:font-weight-complex="normal"/>
    </style:style>
    <style:style style:name="T4" style:family="text">
      <style:text-properties style:font-name="Slack-Lato" fo:font-size="11.25pt" fo:font-style="normal" fo:font-weight="normal" officeooo:rsid="00390a63" style:font-weight-asian="normal" style:font-weight-complex="normal"/>
    </style:style>
    <style:style style:name="T5" style:family="text">
      <style:text-properties style:font-name="Slack-Lato" fo:font-size="11.25pt" fo:font-style="normal" fo:font-weight="normal" officeooo:rsid="003b4945" style:font-weight-asian="normal" style:font-weight-complex="normal"/>
    </style:style>
    <style:style style:name="T6" style:family="text">
      <style:text-properties style:font-name="Slack-Lato" fo:font-size="11.25pt" fo:font-style="normal" fo:font-weight="normal" officeooo:rsid="003be642" style:font-weight-asian="normal" style:font-weight-complex="normal"/>
    </style:style>
    <style:style style:name="T7" style:family="text">
      <style:text-properties style:font-name="Slack-Lato" fo:font-size="11.25pt" fo:font-style="normal" fo:font-weight="normal" officeooo:rsid="003c9867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asian="normal" style:font-weight-complex="normal"/>
    </style:style>
    <style:style style:name="T10" style:family="text">
      <style:text-properties officeooo:rsid="003526f1" style:font-weight-asian="normal" style:font-weight-complex="normal"/>
    </style:style>
    <style:style style:name="T11" style:family="text">
      <style:text-properties officeooo:rsid="00390541" style:font-weight-asian="normal" style:font-weight-complex="normal"/>
    </style:style>
    <style:style style:name="T12" style:family="text">
      <style:text-properties officeooo:rsid="00396a0a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4" style:family="text">
      <style:text-properties officeooo:rsid="003526f1"/>
    </style:style>
    <style:style style:name="T15" style:family="text">
      <style:text-properties officeooo:rsid="003be6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5"/>
      <text:h text:style-name="P1" text:outline-level="2"><text:bookmark text:name="blob-path"/><text:a xlink:type="simple" xlink:href="https://github.com/openebs/dynamic-localpv-provisioner" text:style-name="Internet_20_link" text:visited-style-name="Visited_20_Internet_20_Link"><text:span text:style-name="T1">dynamic-localpv-provisioner</text:span></text:a></text:h>
      <text:p text:style-name="P15"><text:s text:c="3"/></text:p>
      <text:p text:style-name="P15"/>
      <text:p text:style-name="P15"/>
      <text:p text:style-name="P15"/>
      <text:p text:style-name="P26"/>
      <text:p text:style-name="P7">master@master-virtual-machine:~$ kubectl get pods -n openebs</text:p>
      <text:p text:style-name="P7">NAME <text:s text:c="41"/>READY <text:s text:c="2"/>STATUS <text:s text:c="3"/>RESTARTS <text:s text:c="2"/>AGE</text:p>
      <text:p text:style-name="P7">openebs-localpv-provisioner-bd8948c4b-z4crf <text:s text:c="2"/>1/1 <text:s text:c="4"/>Running <text:s text:c="2"/>0 <text:s text:c="9"/>90s</text:p>
      <text:p text:style-name="P7">openebs-ndm-6t2z6 <text:s text:c="28"/>1/1 <text:s text:c="4"/>Running <text:s text:c="2"/>0 <text:s text:c="9"/>90s</text:p>
      <text:p text:style-name="P7">openebs-ndm-m7m2c <text:s text:c="28"/>1/1 <text:s text:c="4"/>Running <text:s text:c="2"/>0 <text:s text:c="9"/>90s</text:p>
      <text:p text:style-name="P7">openebs-ndm-operator-7576d647bc-mjr65 <text:s text:c="8"/>1/1 <text:s text:c="4"/>Running <text:s text:c="2"/>0 <text:s text:c="9"/>90s</text:p>
      <text:p text:style-name="P7">master@master-virtual-machine:~$ </text:p>
      <text:p text:style-name="P7"/>
      <text:p text:style-name="P8">master@master-virtual-machine:~$ kubectl label bd -n openebs blockdevice-841f85fb85d3ce7f0ce7899e8d7ab90a openebs.io/block-device-tag=mysql</text:p>
      <text:p text:style-name="P9">blockdevice.openebs.io/blockdevice-841f85fb85d3ce7f0ce7899e8d7ab90a labeled</text:p>
      <text:p text:style-name="P9"/>
      <text:p text:style-name="P9">master@master-virtual-machine:~$ kubectl get sc</text:p>
      <text:p text:style-name="P9">NAME <text:s text:c="15"/>PROVISIONER <text:s text:c="7"/>RECLAIMPOLICY <text:s text:c="2"/>VOLUMEBINDINGMODE <text:s text:c="5"/>ALLOWVOLUMEEXPANSION <text:s text:c="2"/>AGE</text:p>
      <text:p text:style-name="P9">local-device-test <text:s text:c="2"/>openebs.io/local <text:s text:c="2"/>Delete <text:s text:c="9"/>WaitForFirstConsumer <text:s text:c="2"/>false <text:s text:c="17"/>7s</text:p>
      <text:p text:style-name="P9">openebs-device <text:s text:c="5"/>openebs.io/local <text:s text:c="2"/>Delete <text:s text:c="9"/>WaitForFirstConsumer <text:s text:c="2"/>false <text:s text:c="17"/>57m</text:p>
      <text:p text:style-name="P10">openebs-hostpath <text:s text:c="3"/>openebs.io/local <text:s text:c="2"/>Delete <text:s text:c="9"/>WaitForFirstConsumer <text:s text:c="2"/>false <text:s text:c="17"/>57m</text:p>
      <text:p text:style-name="P10"/>
      <text:p text:style-name="P10"/>
      <text:p text:style-name="P10">master@master-virtual-machine:~$ kubectl get pvc</text:p>
      <text:p text:style-name="P10">NAME <text:s text:c="14"/>STATUS <text:s text:c="3"/>VOLUME <text:s text:c="2"/>CAPACITY <text:s text:c="2"/>ACCESS MODES <text:s text:c="2"/>STORAGECLASS <text:s text:c="7"/>AGE</text:p>
      <text:p text:style-name="P10">local-device-pvc <text:s text:c="2"/>Pending <text:s text:c="37"/>local-device-test <text:s text:c="2"/>13s<text:line-break/></text:p>
      <text:p text:style-name="Text_20_body"><text:line-break/>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24">some of the mayastor pod showing crashloopbackoff/<text:span text:style-name="T14">init </text:span></text:p>
      <text:p text:style-name="P17"/>
      <text:p text:style-name="P17">master@master-virtual-machine:~$ kubectl get pod -n mayastor</text:p>
      <text:p text:style-name="P17">NAME <text:s text:c="18"/>READY <text:s text:c="2"/>STATUS <text:s text:c="12"/>RESTARTS <text:s text:c="2"/>AGE</text:p>
      <text:p text:style-name="P17">mayastor-csi-5jj55 <text:s text:c="4"/>1/2 <text:s text:c="4"/>CrashLoopBackOff <text:s text:c="2"/>15 <text:s text:c="8"/>55m</text:p>
      <text:p text:style-name="P17">mayastor-csi-wcd6z <text:s text:c="4"/>1/2 <text:s text:c="4"/>CrashLoopBackOff <text:s text:c="2"/>15 <text:s text:c="8"/>55m</text:p>
      <text:p text:style-name="P17">mayastor-dbsjw <text:s text:c="8"/>0/1 <text:s text:c="4"/>Pending <text:s text:c="11"/>0 <text:s text:c="9"/>54m</text:p>
      <text:p text:style-name="P17">mayastor-etcd-0 <text:s text:c="7"/>1/1 <text:s text:c="4"/>Running <text:s text:c="11"/>0 <text:s text:c="9"/>56m</text:p>
      <text:p text:style-name="P17">mayastor-qkppd <text:s text:c="8"/>0/1 <text:s text:c="4"/>Init:0/1 <text:s text:c="10"/>0 <text:s text:c="9"/>54m</text:p>
      <text:p text:style-name="P17">moac-9589d8cb6-m9sx6 <text:s text:c="2"/>3/3 <text:s text:c="4"/>Running <text:s text:c="11"/>0 <text:s text:c="9"/>54m</text:p>
      <text:p text:style-name="P17">nats-0 <text:s text:c="16"/>2/2 <text:s text:c="4"/>Running <text:s text:c="11"/>0 <text:s text:c="9"/>63m</text:p>
      <text:p text:style-name="P17"/>
      <text:p text:style-name="P23">when i check ds </text:p>
      <text:p text:style-name="P23"/>
      <text:p text:style-name="P23">master@master-virtual-machine:~$ kubectl -n mayastor get daemonset mayastor</text:p>
      <text:p text:style-name="P23">NAME <text:s text:c="6"/>DESIRED <text:s text:c="2"/>CURRENT <text:s text:c="2"/>READY <text:s text:c="2"/>UP-TO-DATE <text:s text:c="2"/>AVAILABLE <text:s text:c="2"/>NODE SELECTOR <text:s text:c="40"/>AGE</text:p>
      <text:p text:style-name="P23">mayastor <text:s text:c="2"/>2 <text:s text:c="8"/>2 <text:s text:c="8"/>0 <text:s text:c="6"/>2 <text:s text:c="11"/>0 <text:s text:c="10"/>kubernetes.io/arch=amd64,openebs.io/engine=mayastor <text:s text:c="2"/>15s</text:p>
      <text:p text:style-name="P23"/>
      <text:p text:style-name="P25"><text:span text:style-name="T5">we have to edit daemonset </text:span><text:span text:style-name="T7">mayastor-csi <text:s/></text:span><text:span text:style-name="T5">and </text:span><text:span text:style-name="T6">rm <text:s/></text:span><text:span text:style-name="T2">"nvme-core-io-timeout=30"</text:span></text:p>
      <text:p text:style-name="P23"/>
      <text:p text:style-name="P11">spec:</text:p>
      <text:p text:style-name="P12"><text:s text:c="6"/>containers:</text:p>
      <text:p text:style-name="P12"><text:s text:c="6"/>- args:</text:p>
      <text:p text:style-name="P12"><text:s text:c="8"/>- --csi-socket=/csi/csi.sock</text:p>
      <text:p text:style-name="P12"><text:s text:c="8"/>- --node-name=$(MY_NODE_NAME)</text:p>
      <text:p text:style-name="P12"><text:s text:c="8"/>- --grpc-endpoint=$(MY_POD_IP):10199</text:p>
      <text:p text:style-name="P12"><text:s text:c="8"/>- --nvme-core-io-timeout=30</text:p>
      <text:p text:style-name="P12"/>
      <text:p text:style-name="P13">and check mayactor-csi now running state.</text:p>
      <text:p text:style-name="P13"/>
      <text:p text:style-name="P13">master@master-virtual-machine:~$ kubectl get pod -n mayastor</text:p>
      <text:p text:style-name="P13">NAME <text:s text:c="18"/>READY <text:s text:c="2"/>STATUS <text:s text:c="4"/>RESTARTS <text:s text:c="2"/>AGE</text:p>
      <text:p text:style-name="P13">mayastor-csi-26x8t <text:s text:c="4"/>2/2 <text:s text:c="4"/>Running <text:s text:c="3"/>0 <text:s text:c="9"/>18s</text:p>
      <text:p text:style-name="P13">mayastor-csi-76jsf <text:s text:c="4"/>2/2 <text:s text:c="4"/>Running <text:s text:c="3"/>0 <text:s text:c="9"/>7s</text:p>
      <text:p text:style-name="P13">mayastor-etcd-0 <text:s text:c="7"/>1/1 <text:s text:c="4"/>Running <text:s text:c="3"/>0 <text:s text:c="9"/>49m</text:p>
      <text:p text:style-name="P23"/>
      <text:p text:style-name="P23"/>
      <text:p text:style-name="P23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6"/>
      <text:p text:style-name="P16"/>
      <text:p text:style-name="P5"><text:span text:style-name="T9">Q </text:span><text:span text:style-name="T8"><text:s text:c="2"/>Error installing cstor-operator </text:span></text:p>
      <text:p text:style-name="P18"/>
      <text:p text:style-name="P4"><text:span text:style-name="T11">i </text:span><text:span text:style-name="T9"><text:s/>get below errors while creating a cstor pool using cspc.</text:span></text:p>
      <text:p text:style-name="P16"/>
      <text:p text:style-name="P2"><text:a xlink:type="simple" xlink:href="https://10.43.0.1/apis/cstor.openebs.io/v1/cstorpoolclusters?limit=500&amp;resourceVersion=0" office:target-frame-name="_blank" xlink:show="new" text:style-name="Internet_20_link" text:visited-style-name="Visited_20_Internet_20_Link"><text:span text:style-name="T13">https://10.43.0.1:443/apis/cstor.openebs.io/v1/cstorpoolclusters?limit=500&amp;resourceVersion=0</text:span></text:a><text:span text:style-name="T9">: dial tcp 10.43.0.1:443: i/o timeout</text:span></text:p>
      <text:p text:style-name="P16"/>
      <text:p text:style-name="P19">when i check </text:p>
      <text:p text:style-name="P19"/>
      <text:p text:style-name="P6"><text:span text:style-name="T4">kubectl get cspc <text:s/></text:span><text:span text:style-name="T3">not getting listed</text:span></text:p>
      <text:p text:style-name="P20"/>
      <text:p text:style-name="P20"/>
      <text:p text:style-name="P20"/>
      <text:p text:style-name="P22">how can i set basepath with microk8s ?</text:p>
      <text:p text:style-name="P22"/>
      <text:p text:style-name="P22">is there an option in microk8s to pass basepath when we enable the plugin?</text:p>
      <text:p text:style-name="P22"/>
      <text:p text:style-name="P3"><text:span text:style-name="T12">Sol:- </text:span><text:span text:style-name="T9">No way to do that at the time of installation at the moment. However, there are 3 ways to do it after installation -- use any one of these.</text:span></text:p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Slack-Lato" svg:font-family="Slack-Lato, appleLogo, sans-serif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09:03:49.389166839</meta:creation-date>
    <dc:date>2021-07-18T00:06:42.578385495</dc:date>
    <meta:editing-duration>P3DT16H52M51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3" meta:paragraph-count="56" meta:word-count="307" meta:character-count="3487" meta:non-whitespace-character-count="2380"/>
  </office:meta>
</office:document-meta>
</file>